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7417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5.1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37"/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cord of Tasks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Task Start Time</text:p>
          </table:table-cell>
          <table:table-cell table:style-name="ce2" office:value-type="string" calcext:value-type="string">
            <text:p>Task End Time</text:p>
          </table:table-cell>
          <table:table-cell table:style-name="ce2" office:value-type="string" calcext:value-type="string">
            <text:p>Description of Tas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actice on .Net concepts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Revised previous concepts of .Net and explored more on 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Semimonthly Meeting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Tasksheet Discussion in the meeting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WebAPI Practice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Worked on WebAPI concepts for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Testing Revision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Worked on minor mistakes on Testing and learned more concepts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Revision of SQL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9H14M00S" calcext:value-type="time">
            <text:p>07:14:00 PM</text:p>
          </table:table-cell>
          <table:table-cell office:value-type="string" calcext:value-type="string">
            <text:p>Worked on SQL concepts and learned more new ideas.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Revision of C#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Revised previous concepts of C# and explored more on i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Revision of SQL 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Practicing more on SQL concepts to clear all back concept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Revision of Microservices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Revised the concepts from basics and try to build more strong concept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Jasmine+karma Session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Gained new concepts in Jasmine+karma session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Attended Presentation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10M00S" calcext:value-type="time">
            <text:p>08:10:00 PM</text:p>
          </table:table-cell>
          <table:table-cell office:value-type="string" calcext:value-type="string">
            <text:p>Attended project presentation.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Jasmine+karma Assignment-5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Worked on Jasmine assignment-5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Jasmine+karma Assignment-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Worked on Jasmine assignment-4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Revision of SQL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Practicing more on SQL concepts to clear all back concepts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Revision of C#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Revised previous concepts of C# and explored more on it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Angular Practice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Worked on Routing and API concepts of Angular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Softskills Session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30M00S" calcext:value-type="time">
            <text:p>04:30:00 PM</text:p>
          </table:table-cell>
          <table:table-cell office:value-type="string" calcext:value-type="string">
            <text:p>Attended Softskills sessio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Jasmine+karma Assignment-5</text:p>
          </table:table-cell>
          <table:table-cell office:value-type="time" office:time-value="PT16H30M00S" calcext:value-type="time">
            <text:p>04:30:00 PM</text:p>
          </table:table-cell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Worked on Jasmine assignment-5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Jasmine+karma Session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Gained new concepts in Jasmine+karma session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Internet reference for Jasmine topics(Async,FakeAsync)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19H39M00S" calcext:value-type="time">
            <text:p>07:39:00 PM</text:p>
          </table:table-cell>
          <table:table-cell office:value-type="string" calcext:value-type="string">
            <text:p>Searched for test case examples and concepts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Jasmine+karma Assignment-6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Worked on Jasmine assignment-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Revision of .Net Core 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Revised for the test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Revision of Angular </text:p>
          </table:table-cell>
          <table:table-cell office:value-type="time" office:time-value="PT16H00M00S" calcext:value-type="time">
            <text:p>04:00:00 PM</text:p>
          </table:table-cell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Revised for the test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Internet reference for Jasmine topics(Http Async)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0M00S" calcext:value-type="time">
            <text:p>07:10:00 PM</text:p>
          </table:table-cell>
          <table:table-cell office:value-type="string" calcext:value-type="string">
            <text:p>Searched for test case examples and concepts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Revision for Test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Revised for the Angular test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Angular Test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 office:value-type="string" calcext:value-type="string">
            <text:p>Angular Test Complete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Practice on .Net Core concepts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Worked on previous and new concepts of .net core respectively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Revision of SQL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Practicing more on SQL concepts to clear all back concep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9:45:23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4-07T13:58:20.821000000</dc:date>
    <meta:editing-duration>PT12H53M12S</meta:editing-duration>
    <meta:editing-cycles>11</meta:editing-cycles>
    <meta:document-statistic meta:table-count="1" meta:cell-count="169" meta:object-count="0"/>
  </office:meta>
</office:document-meta>
</file>